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658e" officeooo:paragraph-rsid="0017658e"/>
    </style:style>
    <style:style style:name="P2" style:family="paragraph" style:parent-style-name="Text_20_body">
      <style:text-properties officeooo:rsid="0017658e" officeooo:paragraph-rsid="0017658e"/>
    </style:style>
    <style:style style:name="P3"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paragraph-rsid="0017658e"/>
    </style:style>
    <style:style style:name="P4" style:family="paragraph" style:parent-style-name="Preformatted_20_Text">
      <style:paragraph-properties fo:margin-left="0.5in" fo:margin-right="0in" fo:margin-top="0in" fo:margin-bottom="0in" style:contextual-spacing="false" fo:text-indent="0in" style:auto-text-indent="false"/>
      <style:text-properties officeooo:rsid="0017658e" officeooo:paragraph-rsid="0017658e"/>
    </style:style>
    <style:style style:name="P5" style:family="paragraph" style:parent-style-name="Preformatted_20_Text">
      <style:paragraph-properties fo:margin-left="0.5in" fo:margin-right="0in" fo:margin-top="0in" fo:margin-bottom="0in" style:contextual-spacing="false" fo:text-indent="0in" style:auto-text-indent="false"/>
      <style:text-properties officeooo:rsid="0018f1f9" officeooo:paragraph-rsid="0017658e"/>
    </style:style>
    <style:style style:name="P6"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rsid="0017658e" officeooo:paragraph-rsid="0017658e"/>
    </style:style>
    <style:style style:name="P7"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rsid="0017658e" officeooo:paragraph-rsid="0017658e"/>
    </style:style>
    <style:style style:name="P8"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rsid="0017658e" officeooo:paragraph-rsid="0017658e"/>
    </style:style>
    <style:style style:name="P9"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rsid="0017658e" officeooo:paragraph-rsid="0017658e"/>
    </style:style>
    <style:style style:name="P10"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rsid="0017658e" officeooo:paragraph-rsid="0017658e"/>
    </style:style>
    <style:style style:name="P11" style:family="paragraph" style:parent-style-name="Heading_20_1">
      <style:paragraph-properties fo:text-align="center" style:justify-single-word="false"/>
    </style:style>
    <style:style style:name="T1" style:family="text">
      <style:text-properties officeooo:rsid="0018f1f9"/>
    </style:style>
    <style:style style:name="T2" style:family="text">
      <style:text-properties officeooo:rsid="001a119e"/>
    </style:style>
    <style:style style:name="T3" style:family="text">
      <style:text-properties officeooo:rsid="001a77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Burkhart</text:p>
      <text:p text:style-name="P1">10/28/2015</text:p>
      <text:p text:style-name="P1">BMI 650</text:p>
      <text:h text:style-name="P11" text:outline-level="1">Homework 2 <text:span text:style-name="T3">Writeup</text:span></text:h>
      <text:h text:style-name="Heading_20_3" text:outline-level="3">DP Matrix</text:h>
      <text:p text:style-name="P1">Output from my script, including the DP matrix and resulting alignment, is shown below.</text:p>
      <text:p text:style-name="P1"/>
      <text:p text:style-name="P3">S1:  GWWPDT<text:line-break/>S2:  WRRKHY<text:line-break/>h() matrix:<text:line-break/>      G   W   W   P   D   T <text:line-break/>  -2  -2  -2  -2  -2  -2  -2 <text:line-break/>W -2  1   5   5   -5  -5  1  <text:line-break/>R -2  -5  -5  -5  0   0   -5 <text:line-break/>R -2  -5  -5  -5  0   0   -5 <text:line-break/>K -2  1   1   1   -5  -5  1  <text:line-break/>H -2  1   1   1   -5  -5  1  <text:line-break/>Y -2  1   1   1   -5  -5  1  <text:line-break/>DP matrix:<text:line-break/>      G   W   W   P   D   T <text:line-break/>  0   -2  -4  -6  -8 -10 -12 <text:line-break/>W -2  1   3   1   -1  -3  -5 <text:line-break/>R -4  -1  1   -1  1   -1  -3 <text:line-break/>R -6  -3  -1  -3  -1  1   -1 <text:line-break/>K -8  -5  -2  0   -2  -1  2  <text:line-break/>H-10  -7  -4  -1  -3  -3  0  <text:line-break/>Y-12  -9  -6  -3  -5  -5  -2 <text:line-break/>GWWPDT--<text:line-break/>--WRRKHY</text:p>
      <text:h text:style-name="Heading_20_3" text:outline-level="3">Discussion</text:h>
      <text:p text:style-name="P2">Several alignments are possible; the script I wrote produces only one. Looking at the matrices above, one can see the below alignments <text:span text:style-name="T1">are also valid. The first two simply shift S1's T to align with either S2's H or Y, instead of aligning it with K. Because T, H, Y, and K are all hydrophobic and gap length is penalized linearly, these alternate alignments will have no effect on total score. The latter three alignments are variations with S2's W aligning with either S1's first or second W. Again, because both W&lt;-&gt;W alignments score equally and gap penalties are linear, these alignments will not affect the score.</text:span></text:p>
      <text:p text:style-name="P6">GWWPD-T-</text:p>
      <text:p text:style-name="P4">--WRRKHY</text:p>
      <text:p text:style-name="P4"/>
      <text:p text:style-name="P6">GWWPD--T</text:p>
      <text:p text:style-name="P4">--WRRKHY</text:p>
      <text:p text:style-name="P4"/>
      <text:p text:style-name="P6">GWWPDT--</text:p>
      <text:p text:style-name="P4">-W-RRKHY</text:p>
      <text:p text:style-name="P4"/>
      <text:p text:style-name="P6">GWWPD-T-</text:p>
      <text:p text:style-name="P4">-W-RRKHY</text:p>
      <text:p text:style-name="P4"/>
      <text:p text:style-name="P6"><text:soft-page-break/>GWWPD--<text:span text:style-name="T1">T</text:span></text:p>
      <text:p text:style-name="P4">-W-RRKHY</text:p>
      <text:p text:style-name="P5"/>
      <text:p text:style-name="P2">The <text:span text:style-name="T1">reason one alignment may be produced instead of another</text:span> occurs in the DP matrix backtrace <text:span text:style-name="T1">routine</text:span>. <text:span text:style-name="T2">When checking which sub-alignment was used to find the current alignment, two or more may be possible. Different methods of resolving these ties is what gives us different alignments. My script checks up, diagonal, and left, in that order, and uses the first sub-alignment possible. Alternatively, a program may choose to use several, even all, possible paths. <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9:15:01.827887154</meta:creation-date>
    <dc:date>2015-10-28T20:01:29.510073493</dc:date>
    <meta:editing-duration>PT14M16S</meta:editing-duration>
    <meta:editing-cycles>2</meta:editing-cycles>
    <meta:generator>LibreOffice/4.2.8.2$Linux_X86_64 LibreOffice_project/420m0$Build-2</meta:generator>
    <meta:document-statistic meta:table-count="0" meta:image-count="0" meta:object-count="0" meta:page-count="2" meta:paragraph-count="20" meta:word-count="351" meta:character-count="1863" meta:non-whitespace-character-count="1367"/>
  </office:meta>
</office:document-meta>
</file>